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ebc0" officeooo:paragraph-rsid="001debc0"/>
    </style:style>
    <style:style style:name="P2" style:family="paragraph" style:parent-style-name="Standard">
      <style:text-properties officeooo:rsid="001debc0" officeooo:paragraph-rsid="001debc0"/>
    </style:style>
    <style:style style:name="P3" style:family="paragraph" style:parent-style-name="Standard">
      <style:text-properties officeooo:rsid="00209356" officeooo:paragraph-rsid="00209356"/>
    </style:style>
    <style:style style:name="P4" style:family="paragraph" style:parent-style-name="Standard">
      <style:text-properties officeooo:rsid="00209356" officeooo:paragraph-rsid="002123a0"/>
    </style:style>
    <style:style style:name="P5" style:family="paragraph" style:parent-style-name="Standard">
      <style:text-properties officeooo:rsid="002123a0" officeooo:paragraph-rsid="002123a0"/>
    </style:style>
    <style:style style:name="P6" style:family="paragraph" style:parent-style-name="Standard">
      <style:text-properties officeooo:rsid="002495fb" officeooo:paragraph-rsid="002495fb"/>
    </style:style>
    <style:style style:name="P7" style:family="paragraph" style:parent-style-name="Standard">
      <style:text-properties officeooo:rsid="0025c7c8" officeooo:paragraph-rsid="0025c7c8"/>
    </style:style>
    <style:style style:name="T1" style:family="text">
      <style:text-properties officeooo:rsid="001e6d84"/>
    </style:style>
    <style:style style:name="T2" style:family="text">
      <style:text-properties officeooo:rsid="00209356"/>
    </style:style>
    <style:style style:name="T3" style:family="text">
      <style:text-properties officeooo:rsid="0022a145"/>
    </style:style>
    <style:style style:name="T4" style:family="text">
      <style:text-properties officeooo:rsid="002495fb"/>
    </style:style>
    <style:style style:name="T5" style:family="text">
      <style:text-properties officeooo:rsid="0025c7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énari<text:span text:style-name="T1">o</text:span> de tests</text:p>
      <text:p text:style-name="P1"/>
      <text:p text:style-name="P1">1) Toutes les données d’entrée vides :</text:p>
      <text:p text:style-name="P1"><text:tab/>-prénom = « » (chaîne vide)</text:p>
      <text:p text:style-name="P1"/>
      <text:p text:style-name="P1">Réponse : <text:span text:style-name="T2">- </text:span>message d’erreur sur le champ « prénom »</text:p>
      <text:p text:style-name="P1"><text:span text:style-name="T2"><text:s text:c="17"/>- prénom par défaut</text:span></text:p>
      <text:p text:style-name="P1"/>
      <text:p text:style-name="P1"/>
      <text:p text:style-name="P1">2) <text:span text:style-name="T2">Aucune nourriture sélectionnée dans le menu déroulant et bouton « manger » actionné :</text:span></text:p>
      <text:p text:style-name="P1"/>
      <text:p text:style-name="P3">Réponse : - message d’erreur</text:p>
      <text:p text:style-name="P3"><text:s text:c="17"/>- pourcentage d’énergie et de nourriture inchangé</text:p>
      <text:p text:style-name="P3"/>
      <text:p text:style-name="P3"/>
      <text:p text:style-name="P3">3) Bouton « dormir » actionné :</text:p>
      <text:p text:style-name="P3"/>
      <text:p text:style-name="P3">Réponse : - tous les autres boutons sont grisés et inutilisables <text:span text:style-name="T3">sauf le bouton d’arrêt</text:span></text:p>
      <text:p text:style-name="P3"><text:s text:c="17"/>- pourcentage augmente en fonction du temps de repos</text:p>
      <text:p text:style-name="P4"/>
      <text:p text:style-name="P4"/>
      <text:p text:style-name="P5">4) <text:span text:style-name="T4">Actionner un bouton qui concerne une donnée qui a déjà 100 % :</text:span></text:p>
      <text:p text:style-name="P5"/>
      <text:p text:style-name="P6">Réponse : - pas de changement </text:p>
      <text:p text:style-name="P6"/>
      <text:p text:style-name="P6"/>
      <text:p text:style-name="P6">5) <text:span text:style-name="T5">Actionner le bouton effectuer seul :</text:span></text:p>
      <text:p text:style-name="P6"/>
      <text:p text:style-name="P7">Réponse : - message d’erreur </text:p>
      <text:p text:style-name="P3"/>
      <text:p text:style-name="P3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5:08:58.885040215</meta:creation-date>
    <dc:date>2021-10-13T16:16:08.910387050</dc:date>
    <meta:editing-duration>PT1H32M30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121" meta:character-count="704" meta:non-whitespace-character-count="543"/>
  </office:meta>
</office:document-meta>
</file>